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top="0.212cm" fo:margin-bottom="0cm" loext:contextual-spacing="false" fo:text-align="center" style:justify-single-word="false"/>
    </style:style>
    <style:style style:name="P3" style:family="paragraph" style:parent-style-name="List_20_Paragraph"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6" style:family="paragraph" style:parent-style-name="Standard">
      <style:text-properties style:font-name="Arial" fo:font-size="10pt" fo:language="pt" fo:country="BR" style:font-size-asian="10pt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023f62" style:font-name="Arial" fo:font-size="12pt" fo:language="pt" fo:country="BR" fo:font-weight="bold" officeooo:rsid="002266c3" style:font-size-asian="12pt" style:language-asian="en" style:country-asian="US" style:font-weight-asian="bold" style:font-name-complex="Arial1" style:font-size-complex="12pt"/>
    </style:style>
    <style:style style:name="P10" style:family="paragraph" style:parent-style-name="Standard">
      <style:text-properties officeooo:paragraph-rsid="002266c3"/>
    </style:style>
    <style:style style:name="P11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12" style:family="paragraph" style:parent-style-name="Standard" style:list-style-name="WWNum1">
      <style:paragraph-properties fo:margin-left="0.63cm" fo:margin-right="0cm" fo:text-align="justify" style:justify-single-word="false" fo:text-indent="-0.63cm" style:auto-text-indent="false"/>
    </style:style>
    <style:style style:name="P13" style:family="paragraph" style:parent-style-name="Standard" style:list-style-name="WWNum1">
      <style:paragraph-properties fo:margin-left="0.63cm" fo:margin-right="0cm" fo:text-align="justify" style:justify-single-word="false" fo:text-indent="-0.63cm" style:auto-text-indent="false"/>
      <style:text-properties officeooo:paragraph-rsid="001a44cf"/>
    </style:style>
    <style:style style:name="P14" style:family="paragraph" style:parent-style-name="Standard" style:list-style-name="WWNum1">
      <style:paragraph-properties fo:margin-left="0.63cm" fo:margin-right="0cm" fo:text-align="justify" style:justify-single-word="false" fo:text-indent="-0.63cm" style:auto-text-indent="false"/>
      <style:text-properties officeooo:rsid="001a44cf" officeooo:paragraph-rsid="001a44cf"/>
    </style:style>
    <style:style style:name="P15" style:family="paragraph" style:parent-style-name="Standard" style:list-style-name="WWNum1">
      <style:paragraph-properties fo:margin-left="0.63cm" fo:margin-right="0cm" fo:text-align="justify" style:justify-single-word="false" fo:text-indent="-0.63cm" style:auto-text-indent="false"/>
      <style:text-properties fo:color="#023f62" fo:font-size="12pt" officeooo:rsid="002266c3" officeooo:paragraph-rsid="002266c3" style:font-size-asian="12pt" style:font-size-complex="12pt"/>
    </style:style>
    <style:style style:name="P16" style:family="paragraph" style:parent-style-name="Standard" style:list-style-name="WWNum1">
      <style:paragraph-properties fo:margin-left="0.63cm" fo:margin-right="0cm" fo:text-align="justify" style:justify-single-word="false" fo:text-indent="-0.63cm" style:auto-text-indent="false"/>
      <style:text-properties fo:color="#023f62" style:font-name="Arial" fo:font-size="12pt" fo:language="pt" fo:country="BR" fo:font-weight="bold" officeooo:rsid="002266c3" style:font-size-asian="12pt" style:language-asian="en" style:country-asian="US" style:font-weight-asian="bold" style:font-name-complex="Arial1" style:font-size-complex="12pt"/>
    </style:style>
    <style:style style:name="P17" style:family="paragraph" style:parent-style-name="Standard" style:list-style-name="WWNum1">
      <style:paragraph-properties fo:margin-left="0.63cm" fo:margin-right="0cm" fo:text-align="justify" style:justify-single-word="false" fo:text-indent="-0.63cm" style:auto-text-indent="false"/>
      <style:text-properties fo:color="#023f62" style:font-name="Arial" fo:font-size="12pt" fo:language="pt" fo:country="BR" fo:font-weight="bold" officeooo:rsid="002266c3" officeooo:paragraph-rsid="0021e601" style:font-size-asian="12pt" style:language-asian="en" style:country-asian="US" style:font-weight-asian="bold" style:font-name-complex="Arial1" style:font-size-complex="12pt"/>
    </style:style>
    <style:style style:name="P18" style:family="paragraph" style:parent-style-name="Standard" style:list-style-name="WWNum1">
      <style:paragraph-properties fo:margin-left="0.63cm" fo:margin-right="0cm" fo:text-align="justify" style:justify-single-word="false" fo:text-indent="-0.63cm" style:auto-text-indent="false"/>
      <style:text-properties fo:color="#023f62" style:font-name="Arial" fo:font-size="12pt" fo:language="pt" fo:country="BR" fo:font-weight="bold" officeooo:rsid="002266c3" officeooo:paragraph-rsid="001a44cf" style:font-size-asian="12pt" style:language-asian="en" style:country-asian="US" style:font-weight-asian="bold" style:font-name-complex="Arial1" style:font-size-complex="12pt"/>
    </style:style>
    <style:style style:name="P19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20" style:family="paragraph" style:parent-style-name="Standard">
      <style:paragraph-properties fo:margin-top="0cm" fo:margin-bottom="0.423cm" loext:contextual-spacing="false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22" style:family="paragraph">
      <loext:graphic-properties draw:fill="none"/>
    </style:style>
    <style:style style:name="T1" style:family="text">
      <style:text-properties style:font-name="Arial" fo:font-size="10pt" fo:language="pt" fo:country="BR" fo:font-weight="bold" style:font-size-asian="10pt" style:font-weight-asian="bold" style:font-size-complex="10pt"/>
    </style:style>
    <style:style style:name="T2" style:family="text">
      <style:text-properties style:font-name="Arial" fo:font-size="10pt" fo:language="pt" fo:country="BR" fo:font-weight="bold" officeooo:rsid="002266c3" style:font-size-asian="10pt" style:font-weight-asian="bold" style:font-size-complex="10pt"/>
    </style:style>
    <style:style style:name="T3" style:family="text"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T4" style:family="text">
      <style:text-properties style:font-name="Arial" fo:font-size="10pt" fo:language="pt" fo:country="BR" fo:font-weight="bold" officeooo:rsid="001a44cf" style:font-size-asian="10pt" style:font-weight-asian="bold" style:font-name-complex="Arial1" style:font-size-complex="10pt"/>
    </style:style>
    <style:style style:name="T5" style:family="text">
      <style:text-properties style:font-name="Arial" fo:font-size="10pt" fo:language="pt" fo:country="BR" style:font-size-asian="10pt" style:font-size-complex="10pt" style:font-weight-complex="bold"/>
    </style:style>
    <style:style style:name="T6" style:family="text">
      <style:text-properties style:font-name="Arial" fo:font-size="10pt" fo:language="pt" fo:country="BR" officeooo:rsid="002266c3" style:font-size-asian="10pt" style:font-size-complex="10pt" style:font-weight-complex="bold"/>
    </style:style>
    <style:style style:name="T7" style:family="text">
      <style:text-properties style:font-name="Arial" fo:font-size="10pt" fo:language="pt" fo:country="BR" style:font-size-asian="10pt" style:font-name-complex="Arial1" style:font-size-complex="10pt"/>
    </style:style>
    <style:style style:name="T8" style:family="text">
      <style:text-properties style:font-name="Arial" fo:font-size="9pt" fo:language="pt" fo:country="BR" fo:font-weight="bold" style:font-size-asian="9pt" style:font-weight-asian="bold" style:font-size-complex="9pt"/>
    </style:style>
    <style:style style:name="T9" style:family="text">
      <style:text-properties style:font-name="Arial" fo:language="pt" fo:country="BR" fo:font-weight="bold" style:font-weight-asian="bold" style:font-name-complex="Arial1"/>
    </style:style>
    <style:style style:name="T10" style:family="text">
      <style:text-properties style:font-name="Courier New" fo:language="pt" fo:country="BR" fo:font-weight="bold" style:font-weight-asian="bold" style:font-name-complex="Courier New1"/>
    </style:style>
    <style:style style:name="T11" style:family="text">
      <style:text-properties fo:color="#023f62" style:font-name="Arial" fo:font-size="12pt" fo:language="pt" fo:country="BR" fo:font-weight="bold" officeooo:rsid="002266c3" style:font-size-asian="12pt" style:language-asian="en" style:country-asian="US" style:font-weight-asian="bold" style:font-name-complex="Arial1" style:font-size-complex="12pt" style:font-weight-complex="bold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7.886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0"><text:span text:style-name="T1">Nome do Aluno:</text:span><text:span text:style-name="T5"> <text:s text:c="2"/></text:span><text:span text:style-name="T11">Oaní da Silva da Costa</text:span></text:p>
      <text:p text:style-name="P6"/>
      <text:p text:style-name="P10"><text:span text:style-name="T2">RA </text:span><text:span text:style-name="T1">do Aluno:</text:span><text:span text:style-name="T5"> <text:s text:c="2"/></text:span><text:span text:style-name="T11">0030482011028</text:span></text:p>
      <text:p text:style-name="P6"/>
      <text:p text:style-name="P11"><draw:custom-shape text:anchor-type="char" draw:z-index="0" draw:style-name="gr1" draw:text-style-name="P22" svg:width="17.887cm" svg:height="0.003cm" svg:x="0.002cm" svg:y="0.014cm"><text:p/><draw:enhanced-geometry svg:viewBox="0 0 21600 21600" draw:type="mso-spt32" draw:enhanced-path="M 0 0 L 21600 21600 N"/></draw:custom-shape><text:span text:style-name="T8">****** SOMENTE MUDAR DE DIRETÓRIO CORRENTE QUANDO SOLICITADO PELO EXERCÍCIO ******</text:span></text:p>
      <text:p text:style-name="P7"><text:span text:style-name="T8">****** LETRAS MAIÚSCULAS E MINÚSCULAS FAZEM DIFERENÇA ******</text:span></text:p>
      <text:p text:style-name="P4"><draw:custom-shape text:anchor-type="char" draw:z-index="1" draw:style-name="gr1" draw:text-style-name="P22" svg:width="17.887cm" svg:height="0.003cm" svg:x="0.002cm" svg:y="0.194cm"><text:p/><draw:enhanced-geometry svg:viewBox="0 0 21600 21600" draw:type="mso-spt32" draw:enhanced-path="M 0 0 L 21600 21600 N"/></draw:custom-shape></text:p>
      <text:p text:style-name="P4"/>
      <text:list xml:id="list1375107928" text:style-name="WWNum1">
        <text:list-item>
          <text:p text:style-name="P13"><text:span text:style-name="T7">Após o login, verificar qual é o seu diretório corrente (deve ser seu diretório inicial de trabalho).</text:span></text:p>
          <text:p text:style-name="P14"><text:span text:style-name="T7">pwd</text:span></text:p>
          <text:p text:style-name="P18">/home/oani</text:p>
        </text:list-item>
      </text:list>
      <text:p text:style-name="P19"/>
      <text:list xml:id="list210732993940604" text:continue-numbering="true" text:style-name="WWNum1">
        <text:list-item>
          <text:p text:style-name="P12"><text:span text:style-name="T7">Criar em seu diretório corrente o diretório “LISTA01”.</text:span></text:p>
          <text:p text:style-name="P18">mkdir LISTA01</text:p>
        </text:list-item>
      </text:list>
      <text:p text:style-name="P19"/>
      <text:list xml:id="list210733646305197" text:continue-numbering="true" text:style-name="WWNum1">
        <text:list-item>
          <text:p text:style-name="P12"><text:span text:style-name="T7">Mudar o seu diretório corrente para o diretório “LISTA01”.</text:span></text:p>
          <text:p text:style-name="P18">Ccd LISTA01/</text:p>
        </text:list-item>
      </text:list>
      <text:p text:style-name="P5"/>
      <text:list xml:id="list210733210579161" text:continue-numbering="true" text:style-name="WWNum1">
        <text:list-item>
          <text:p text:style-name="P12"><text:span text:style-name="T7">Criar em seu diretório corrente os diretórios “DIR01” e “DIR02” usando o caminho relativo.</text:span></text:p>
          <text:p text:style-name="P18">mkdir DIR01</text:p>
          <text:p text:style-name="P18">mkdir DIR02</text:p>
        </text:list-item>
      </text:list>
      <text:p text:style-name="P5"/>
      <text:list xml:id="list210733324200626" text:continue-numbering="true" text:style-name="WWNum1">
        <text:list-item>
          <text:p text:style-name="P12"><text:span text:style-name="T7">Criar em seu diretório corrente os diretórios “dir03” e “dir04” usando o caminho absoluto.</text:span></text:p>
          <text:p text:style-name="P16">mkdir /home/oani/LISTA01/dir03</text:p>
          <text:p text:style-name="P18">mkdir /home/oani/LISTA01/dir04</text:p>
        </text:list-item>
      </text:list>
      <text:p text:style-name="P5"/>
      <text:list xml:id="list210734321954001" text:continue-numbering="true" text:style-name="WWNum1">
        <text:list-item>
          <text:p text:style-name="P12"><text:span text:style-name="T7">Listar no formato longo o conteúdo do seu diretório corrente.</text:span></text:p>
          <text:p text:style-name="P18">ls -l</text:p>
        </text:list-item>
      </text:list>
      <text:p text:style-name="P5"/>
      <text:list xml:id="list210734232553462" text:continue-numbering="true" text:style-name="WWNum1">
        <text:list-item>
          <text:p text:style-name="P12"><text:span text:style-name="T7">Listar o diretório do sistema “</text:span><text:span text:style-name="T3">/etc</text:span><text:span text:style-name="T7">” e redirecionar a saída para o arquivo “DIRETC”, que deve ser criado no diretório “DIR01”. Em todas referências usar o caminho absoluto.</text:span></text:p>
          <text:p text:style-name="P16">ls /etc &gt; /home/oani/LISTA01/DIR01/DIRETC </text:p>
        </text:list-item>
      </text:list>
      <text:p text:style-name="P5"/>
      <text:list xml:id="list210733153227237" text:continue-numbering="true" text:style-name="WWNum1">
        <text:list-item>
          <text:p text:style-name="P12"><text:span text:style-name="T7">Listar o diretório do sistema “</text:span><text:span text:style-name="T3">/bin</text:span><text:span text:style-name="T7">” e redirecionar a saída para o arquivo “DIRBIN”, que deve ser criado no diretório “DIR02”. Em todas referências usar o caminho relativo.</text:span></text:p>
          <text:p text:style-name="P16">ls ./../../../bin &gt; ./DIR02/DIRBIN</text:p>
        </text:list-item>
      </text:list>
      <text:p text:style-name="P5"/>
      <text:list xml:id="list210734074290378" text:continue-numbering="true" text:style-name="WWNum1">
        <text:list-item>
          <text:p text:style-name="P12"><text:span text:style-name="T7">Remover o diretório “dir03” usando o caminho absoluto.</text:span></text:p>
          <text:p text:style-name="P16">rmdir /home/oani/LISTA01/dir03</text:p>
        </text:list-item>
      </text:list>
      <text:p text:style-name="P5"/>
      <text:list xml:id="list210732393151406" text:continue-numbering="true" text:style-name="WWNum1">
        <text:list-item>
          <text:p text:style-name="P12"><text:span text:style-name="T7">Listar o conteúdo do arquivo do sistema “</text:span><text:span text:style-name="T3">/etc/passwd</text:span><text:span text:style-name="T7">”, paginando-o na tela, usando o caminho relativo.</text:span></text:p>
          <text:p text:style-name="P16">more ./../../../etc/passwd</text:p>
        </text:list-item>
      </text:list>
      <text:p text:style-name="P19"/>
      <text:list xml:id="list210732824025309" text:continue-numbering="true" text:style-name="WWNum1">
        <text:list-item>
          <text:p text:style-name="P12"><text:span text:style-name="T7">Copiar o arquivo “DIRETC” (ex:7) para o diretório “DIR02”.</text:span></text:p>
          <text:p text:style-name="P16">cp /home/oani/LISTA01/DIR01/DIRETC /home/oani/LISTA01/DIR02</text:p>
        </text:list-item>
      </text:list>
      <text:p text:style-name="P5"/>
      <text:list xml:id="list210733155448102" text:continue-numbering="true" text:style-name="WWNum1">
        <text:list-item>
          <text:p text:style-name="P12"><text:span text:style-name="T7">Renomear o arquivo “DIRETC” (ex:11) que se encontra no diretório “DIR02” para o nome “NovoNome”.</text:span></text:p>
          <text:p text:style-name="P16">mv /home/oani/LISTA01/DIR02/DIRETC /home/oani/LISTA01/DIR02/NovoNome</text:p>
        </text:list-item>
      </text:list>
      <text:p text:style-name="P9"/>
      <text:list xml:id="list210732240942089" text:continue-numbering="true" text:style-name="WWNum1">
        <text:list-item>
          <text:p text:style-name="P12"><text:span text:style-name="T7">Mover o arquivo “NovoNome” (ex:12) para o diretório “DIR01”.</text:span></text:p>
          <text:p text:style-name="P16">mv /home/oani/LISTA01/DIR02/NovoNome /home/oani/LISTA01/DIR01</text:p>
        </text:list-item>
      </text:list>
      <text:p text:style-name="P5"/>
      <text:list xml:id="list210732248754337" text:continue-numbering="true" text:style-name="WWNum1">
        <text:list-item>
          <text:p text:style-name="P12"><text:span text:style-name="T7">Remover o arquivo “DIRETC” que se encontra no diretório “DIR01”.</text:span></text:p>
          <text:p text:style-name="P16">rm /home/oani/LISTA01/DIR01/DIRETC </text:p>
        </text:list-item>
      </text:list>
      <text:p text:style-name="P5"/>
      <text:list xml:id="list210734177920935" text:continue-numbering="true" text:style-name="WWNum1">
        <text:list-item>
          <text:p text:style-name="P12"><text:span text:style-name="T7">Utilizando o pipeline de comandos, mostrar aproximadamente a quantidade de arquivos existentes no diretório do sistema "</text:span><text:span text:style-name="T3">/dev</text:span><text:span text:style-name="T7">".</text:span></text:p>
          <text:p text:style-name="P16">ls /dev | wc -l</text:p>
          <text:p text:style-name="P16">241</text:p>
        </text:list-item>
      </text:list>
      <text:p text:style-name="P5"><text:soft-page-break/></text:p>
      <text:list xml:id="list210732446612870" text:continue-numbering="true" text:style-name="WWNum1">
        <text:list-item>
          <text:p text:style-name="P12"><text:span text:style-name="T7">Via comando exibir somente as linhas do arquivo do sistema "</text:span><text:span text:style-name="T3">/etc/group</text:span><text:span text:style-name="T7">"</text:span><text:span text:style-name="T3"> </text:span><text:span text:style-name="T7">em que exista a palavra "</text:span><text:span text:style-name="T3">root</text:span><text:span text:style-name="T7">". <text:s/></text:span></text:p>
          <text:p text:style-name="P16">grep “root” /etc/group</text:p>
        </text:list-item>
      </text:list>
      <text:p text:style-name="P5"/>
      <text:list xml:id="list210733010632487" text:continue-numbering="true" text:style-name="WWNum1">
        <text:list-item>
          <text:p text:style-name="P12"><text:span text:style-name="T7">Mudar o seu diretório corrente para o diretório “DIR02” (ex:4).</text:span></text:p>
          <text:p text:style-name="P17">cd DIR02</text:p>
        </text:list-item>
      </text:list>
      <text:p text:style-name="P5"/>
      <text:list xml:id="list210733386354923" text:continue-numbering="true" text:style-name="WWNum1">
        <text:list-item>
          <text:p text:style-name="P12"><text:span text:style-name="T7">Modificar as permissões de acesso do arquivo “DIRBIN” (ex:8) para: <text:s/></text:span><text:span text:style-name="T10">rwx r–x r––</text:span><text:span text:style-name="T3">. </text:span><text:span text:style-name="T7"><text:s/></text:span></text:p>
          <text:p text:style-name="P16">chmod 764 /home/oani/LISTA01/DIR02/DIRBIN </text:p>
        </text:list-item>
      </text:list>
      <text:p text:style-name="P5"/>
      <text:list xml:id="list210733313593653" text:continue-numbering="true" text:style-name="WWNum1">
        <text:list-item>
          <text:p text:style-name="P12"><text:span text:style-name="T7">Dar o comando para verificar se as permissões que foram alteradas no exercício anterior estão corretas.</text:span></text:p>
          <text:p text:style-name="P16">ls -l /home/oani/LISTA01/DIR02 </text:p>
        </text:list-item>
      </text:list>
      <text:p text:style-name="P9"/>
      <text:list xml:id="list210732772370006" text:continue-numbering="true" text:style-name="WWNum1">
        <text:list-item>
          <text:p text:style-name="P12"><text:span text:style-name="T7">Mudar o seu diretório corrente para o seu diretório de trabalho.</text:span></text:p>
          <text:p text:style-name="P15"><text:span text:style-name="T9">cd</text:span></text:p>
        </text:list-item>
      </text:list>
      <text:p text:style-name="P3"/>
      <text:p text:style-name="P20"/>
      <text:p text:style-name="P8"><text:span text:style-name="T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top="0.212cm" fo:margin-bottom="0cm" loext:contextual-spacing="false" fo:text-align="center" style:justify-single-word="false"/>
    </style:style>
    <style:style style:name="MT1" style:family="text"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016cm" fo:margin-left="2.032cm" fo:margin-right="1.52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STEMAS OPERACIONAIS II - LABORATÓRIO</text:span></text:p>
        <text:p text:style-name="MP2"><text:span text:style-name="MT1">EXERCÍCIOS DE REVISÃO – COMANDOS UNIX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ISTA DE EXERCÍCIOS – COMANDOS DE MANIPULAÇÃO DE DIRETÓRIOS E ARQUIVOS</dc:title>
    <meta:initial-creator>Renato Jensen</meta:initial-creator>
    <meta:editing-cycles>6</meta:editing-cycles>
    <meta:print-date>2014-03-13T17:18:00</meta:print-date>
    <meta:creation-date>2020-08-21T13:45:00</meta:creation-date>
    <dc:date>2021-02-14T21:06:19.463985345</dc:date>
    <meta:editing-duration>PT4H29M31S</meta:editing-duration>
    <meta:generator>LibreOffice/6.4.6.2$Linux_X86_64 LibreOffice_project/40$Build-2</meta:generator>
    <meta:document-statistic meta:table-count="0" meta:image-count="0" meta:object-count="0" meta:page-count="2" meta:paragraph-count="51" meta:word-count="398" meta:character-count="2714" meta:non-whitespace-character-count="2373"/>
    <meta:user-defined meta:name="AppVersion">16.0000</meta:user-defined>
    <meta:user-defined meta:name="Company">Dataxis</meta:user-defined>
    <meta:user-defined meta:name="ContentTypeId">0x010100EABD548CC46B8345BD4CD05DFBD1EA6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